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8pt" fo:font-weight="bold" officeooo:rsid="000385ec" officeooo:paragraph-rsid="000385ec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Calibri Light" fo:font-size="11pt" fo:font-weight="normal" officeooo:rsid="000385ec" officeooo:paragraph-rsid="000385ec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len Telo font manual</text:p>
      <text:p text:style-name="P2"/>
      <text:p text:style-name="P2">Work in progres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17:56:02.531981100</meta:creation-date>
    <dc:date>2025-08-08T17:56:58.595528500</dc:date>
    <meta:editing-duration>PT56S</meta:editing-duration>
    <meta:editing-cycles>1</meta:editing-cycles>
    <meta:document-statistic meta:table-count="0" meta:image-count="0" meta:object-count="0" meta:page-count="1" meta:paragraph-count="2" meta:word-count="7" meta:character-count="40" meta:non-whitespace-character-count="35"/>
    <meta:generator>LibreOffice/25.2.5.2$Windows_X86_64 LibreOffice_project/03d19516eb2e1dd5d4ccd751a0d6f35f35e08022</meta:generator>
  </office:meta>
</office:document-meta>
</file>